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8000000FF7FC1E1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076cm" svg:stroke-color="#00ff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8cm" svg:height="6.857cm" svg:x="5.471cm" svg:y="0.008cm">
          <draw:image xlink:href="Pictures/1000000000000168000000FF7FC1E175.png" xlink:type="simple" xlink:show="embed" xlink:actuate="onLoad">
            <text:p/>
          </draw:image>
        </draw:frame>
        <draw:custom-shape draw:style-name="gr2" draw:text-style-name="P1" draw:layer="layout" svg:width="3.665cm" svg:height="0.6cm" svg:x="5.471cm" svg:y="1.1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19cm" svg:height="0.7cm" svg:x="-0.001cm" svg:y="0cm">
          <text:p text:style-name="P1">repetition node</text:p>
          <draw:enhanced-geometry svg:viewBox="0 0 21600 21600" draw:mirror-horizontal="true" draw:type="line-callout-2" draw:modifiers="-9829.91150442478 39964.6219686163 -4248 26376.0342368046 -1189.91150442478 17070.47075606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5.265cm" svg:height="0.833cm" svg:x="15.24cm" svg:y="1.905cm">
          <text:p text:style-name="P1">remove repetition</text:p>
          <draw:enhanced-geometry svg:viewBox="0 0 21600 21600" draw:mirror-horizontal="false" draw:type="line-callout-2" draw:modifiers="-2018.07823775161 -19087.7697841727 -1222.33194075199 -6293.52517985612 -1025.44625902013 14374.100719424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8T16:34:07</dc:date>
    <meta:editing-duration>PT25H23M37S</meta:editing-duration>
    <meta:editing-cycles>7</meta:editing-cycles>
    <meta:generator>OpenOffice.org/3.0$Unix OpenOffice.org_project/300m21$Build-931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